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3.30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8.703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4.995cm"/>
    </style:style>
    <style:style style:name="co12" style:family="table-column">
      <style:table-column-properties fo:break-before="auto" style:column-width="7.317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Quotation" table:style-name="ta1" table:print-ranges="Quotation.A2:Quotation.AE1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22"/>
        <table:table-column table:style-name="co10" table:default-cell-style-name="ce6"/>
        <table:table-column table:style-name="co11" table:default-cell-style-name="ce30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14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8cm" svg:height="6.804cm" svg:x="8.012cm" svg:y="0.277cm" draw:caption-point-x="-8.012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804cm" svg:x="19.687cm" svg:y="0.277cm" draw:caption-point-x="-19.687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297cm" svg:height="6.804cm" svg:x="22.421cm" svg:y="0.277cm" draw:caption-point-x="-22.421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2cm" svg:height="6.804cm" svg:x="26.811cm" svg:y="0.277cm" draw:caption-point-x="-26.811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21.009cm" svg:height="2.264cm" svg:x="29.793cm" svg:y="0.054cm" draw:caption-point-x="-29.79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cm" svg:height="5.101cm" svg:x="33.161cm" svg:y="0.054cm" draw:caption-point-x="-33.161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cm" svg:height="5.101cm" svg:x="35.425cm" svg:y="0.054cm" draw:caption-point-x="-35.425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4cm" svg:height="3.464cm" svg:x="38.93cm" svg:y="0.054cm" draw:caption-point-x="-38.93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74cm" svg:height="6.804cm" svg:x="41.193cm" svg:y="0.277cm" draw:caption-point-x="-41.193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706cm" svg:height="6.804cm" svg:x="47.984cm" svg:y="0.277cm" draw:caption-point-x="-47.984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7.844cm" svg:height="6.804cm" svg:x="52.676cm" svg:y="0.277cm" draw:caption-point-x="-52.676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2cm" svg:height="6.804cm" svg:x="59.94cm" svg:y="0.277cm" draw:caption-point-x="-59.94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6cm" svg:height="6.804cm" svg:x="61.017cm" svg:y="0.277cm" draw:caption-point-x="-61.017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2cm" svg:height="6.804cm" svg:x="65.018cm" svg:y="0.277cm" draw:caption-point-x="-65.018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6.804cm" svg:x="78.551cm" svg:y="0.277cm" draw:caption-point-x="-78.551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4.447cm" svg:height="6.804cm" svg:x="92.078cm" svg:y="0.277cm" draw:caption-point-x="-92.078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4.502cm" svg:height="6.804cm" svg:x="94.562cm" svg:y="0.277cm" draw:caption-point-x="-94.562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Quotation">
              <text:p>Quotation</text:p>
            </table:table-cell>
            <table:table-cell table:style-name="ce2" office:value-type="string">
              <text:p>Quotation. Details</text:p>
            </table:table-cell>
            <table:table-cell table:style-name="ce9"/>
            <table:table-cell table:style-name="ce9" office:value-type="string">
              <text:p>Quotation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quote for the provision of goods and services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6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Quotation. UBL Version Identifier. Identifier</text:p>
          </table:table-cell>
          <table:table-cell table:style-name="ce10"/>
          <table:table-cell office:value-type="string">
            <text:p>Quotation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Quotation. Subset Identifier. Identifier</text:p>
          </table:table-cell>
          <table:table-cell table:style-name="ce10"/>
          <table:table-cell table:style-name="Default" office:value-type="string">
            <text:p>Quotation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Quotation. Profile Identifier. Identifier</text:p>
          </table:table-cell>
          <table:table-cell table:style-name="ce10"/>
          <table:table-cell office:value-type="string">
            <text:p>Quotation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Quotation. Identifier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Quotation assigned by the Selle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Quotation. Copy_ Indicator. Indicator</text:p>
          </table:table-cell>
          <table:table-cell/>
          <table:table-cell office:value-type="string">
            <text:p>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Quotation is a copy (true) or not (false)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Quotation. UUID. Identifier</text:p>
          </table:table-cell>
          <table:table-cell/>
          <table:table-cell office:value-type="string">
            <text:p>Quotation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Quotation instance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Quotation. Issue Date. Dat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Quotation was issued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Quotation. Issue Time. Time</text:p>
          </table:table-cell>
          <table:table-cell/>
          <table:table-cell office:value-type="string">
            <text:p>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Quotation was issued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Quotation. Note. Text</text:p>
          </table:table-cell>
          <table:table-cell/>
          <table:table-cell office:value-type="string">
            <text:p>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Quotation. Pricing_ Currency Code. Code</text:p>
          </table:table-cell>
          <table:table-cell/>
          <table:table-cell office:value-type="string">
            <text:p>Quotation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Quotation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Quotation. Line Count. Numeric</text:p>
          </table:table-cell>
          <table:table-cell/>
          <table:table-cell office:value-type="string">
            <text:p>Quotation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Quotation. Validity_ Period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 table:number-columns-repeated="2"/>
          <table:table-cell table:style-name="ce11"/>
          <table:table-cell table:style-name="ce18" office:value-type="string">
            <text:p>Period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The period for which the Quotation is valid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6" table:number-columns-repeated="115"/>
          <table:table-cell table:number-columns-repeated="110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RequestForQuotationDocumentReference">
            <text:p>RequestForQuotationDocumentReference</text:p>
          </table:table-cell>
          <table:table-cell table:style-name="ce4" office:value-type="string">
            <text:p>Quotation. Request For Quotation_ Document Reference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Request For Quotation</text:p>
          </table:table-cell>
          <table:table-cell table:style-name="ce11"/>
          <table:table-cell table:style-name="ce11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Request For Quotation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Quotation. Additional_ Document Reference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16]" office:value-type="string" office:string-value="Document Reference">
            <text:p>Document Reference</text:p>
          </table:table-cell>
          <table:table-cell table:style-name="ce4" table:formula="oooc:=[.M16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20"/>
          <table:table-cell table:style-name="ce4"/>
          <table:table-cell table:style-name="ce11" table:number-columns-repeated="6"/>
          <table:table-cell table:number-columns-repeated="187"/>
          <table:table-cell table:style-name="ce6"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Quotation. Contract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17]" office:value-type="string" office:string-value="Contract">
            <text:p>Contract</text:p>
          </table:table-cell>
          <table:table-cell table:style-name="ce4" table:formula="oooc:=[.M17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Quotation. Signatur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18]" office:value-type="string" office:string-value="Signature">
            <text:p>Signature</text:p>
          </table:table-cell>
          <table:table-cell table:style-name="ce4" table:formula="oooc:=[.M18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Quotation with zero or more signatures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Quotation. Seller_ Supplier Part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Quotation. Originator_ Customer Part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Quotation. Delivery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1]" office:value-type="string" office:string-value="Delivery">
            <text:p>Delivery</text:p>
          </table:table-cell>
          <table:table-cell table:style-name="ce4" table:formula="oooc:=[.M21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Quotation. Delivery Term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2]" office:value-type="string" office:string-value="Delivery Terms">
            <text:p>Delivery Terms</text:p>
          </table:table-cell>
          <table:table-cell table:style-name="ce4" table:formula="oooc:=[.M22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Quotation. Payment Mean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3]" office:value-type="string" office:string-value="Payment Means">
            <text:p>Payment Means</text:p>
          </table:table-cell>
          <table:table-cell table:style-name="ce4" table:formula="oooc:=[.M23]" office:value-type="string" office:string-value="Payment Means">
            <text:p>Payment Mea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Payment Mean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potential Payment Means for Orders related to this Quotation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Quotation. Transaction Conditions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 table:formula="oooc:=[.M24]" office:value-type="string" office:string-value="Transaction Conditions">
            <text:p>Transaction Condition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ransaction Conditions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with any purchasing, sales or payment conditions applying to Orders related to this Quotation.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office:value-type="string">
            <text:p>previous sales condition</text:p>
          </table:table-cell>
          <table:table-cell table:style-name="ce11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Quotation. Allowance Charg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5]" office:value-type="string" office:string-value="Allowance Charge">
            <text:p>Allowance Charge</text:p>
          </table:table-cell>
          <table:table-cell table:style-name="ce4" table:formula="oooc:=[.M25]" office:value-type="string" office:string-value="Allowance Charge">
            <text:p>Allowance Charg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Quotation as a whole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Quotation. Destination_ Country</text:p>
          </table:table-cell>
          <table:table-cell table:style-name="ce11"/>
          <table:table-cell table:style-name="ce11" office:value-type="string">
            <text:p>Quotation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26]" office:value-type="string" office:string-value="Country">
            <text:p>Country</text:p>
          </table:table-cell>
          <table:table-cell table:style-name="ce4" table:formula="oooc:=[.M26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 for potential orders)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Quotation. Tax Total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7]" office:value-type="string" office:string-value="Tax Total">
            <text:p>Tax Total</text:p>
          </table:table-cell>
          <table:table-cell table:style-name="ce4" table:formula="oooc:=[.M27]" office:value-type="string" office:string-value="Tax Total">
            <text:p>Tax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Tax Total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total tax amount of the Order (as estimated by the Seller)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Quotation. Legal Total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8]" office:value-type="string" office:string-value="Legal Total">
            <text:p>Legal Total</text:p>
          </table:table-cell>
          <table:table-cell table:style-name="ce4" table:formula="oooc:=[.M28]" office:value-type="string" office:string-value="Legal Total">
            <text:p>Legal Total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Legal Total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ation to the total amounts for the Order net of allowances and taxes (as quoted by the Seller)</text:p>
          </table:table-cell>
          <table:table-cell table:style-name="ce33" table:number-columns-repeated="2"/>
          <table:table-cell table:style-name="ce43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QuotationLine">
            <text:p>QuotationLine</text:p>
          </table:table-cell>
          <table:table-cell table:style-name="ce4" office:value-type="string">
            <text:p>Quotation. Quotation Line</text:p>
          </table:table-cell>
          <table:table-cell table:style-name="ce11"/>
          <table:table-cell table:style-name="ce11" office:value-type="string">
            <text:p>Quotation</text:p>
          </table:table-cell>
          <table:table-cell table:number-columns-repeated="2" table:style-name="ce11"/>
          <table:table-cell table:style-name="ce11"/>
          <table:table-cell table:style-name="ce4" table:formula="oooc:=[.M29]" office:value-type="string" office:string-value="Quotation Line">
            <text:p>Quotation Line</text:p>
          </table:table-cell>
          <table:table-cell table:style-name="ce4" table:formula="oooc:=[.M29]" office:value-type="string" office:string-value="Quotation Line">
            <text:p>Quotation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Quotation Line</text:p>
          </table:table-cell>
          <table:table-cell table:style-name="ce11"/>
          <table:table-cell table:style-name="ce25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Quotation Line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1"/>
          <table:table-cell table:number-columns-repeated="225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Quotation.$A$1" table:cell-range-address="$Quotation.$A$1:.$IV$1"/>
        <table:named-expression table:name="BuiltIn_AutoFilter___1" table:base-cell-address="$Quotation.$A$1" table:expression="&quot;$Invoice.$#REF!$#REF!:$#REF!$#REF!&quot;"/>
        <table:named-range table:name="Excel_BuiltIn_Print_Titles_1_1" table:base-cell-address="$Quotation.$A$1" table:cell-range-address="$Quotation.$A$2:.$IC$2"/>
        <table:named-expression table:name="Excel_BuiltIn_Print_Titles_1___0" table:base-cell-address="$Quotation.$A$1" table:expression="&quot;$Invoice.$#REF!$#REF!:$#REF!$#REF!&quot;"/>
        <table:named-range table:name="Excel_BuiltIn_Print_Area_1" table:base-cell-address="$Quotation.$A$1" table:cell-range-address="$Quotation.$A$2:.$AE$19" table:range-usable-as="print-range"/>
        <table:named-range table:name="Excel_BuiltIn_Print_Titles_1" table:base-cell-address="$Quotation.$A$1" table:cell-range-address="$Quotation.$A$2:.$IV$2" table:range-usable-as="repeat-column repeat-row"/>
      </table:named-expressions>
      <table:database-ranges>
        <table:database-range table:name="Excel_BuiltIn__FilterDatabase_1" table:target-range-address="Quotation.A1:Quotation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05:17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14"/>
  </office:meta>
</office:document-meta>
</file>